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03f" officeooo:paragraph-rsid="000fb03f"/>
    </style:style>
    <style:style style:name="P2" style:family="paragraph" style:parent-style-name="Standard">
      <style:paragraph-properties fo:text-align="start" style:justify-single-word="false"/>
      <style:text-properties officeooo:rsid="000fb03f" officeooo:paragraph-rsid="000fb03f"/>
    </style:style>
    <style:style style:name="P3" style:family="paragraph" style:parent-style-name="Standard">
      <style:paragraph-properties fo:text-align="start" style:justify-single-word="false"/>
      <style:text-properties officeooo:rsid="00102b61" officeooo:paragraph-rsid="00102b61"/>
    </style:style>
    <style:style style:name="P4" style:family="paragraph" style:parent-style-name="Standard">
      <style:paragraph-properties fo:text-align="center" style:justify-single-word="false"/>
      <style:text-properties officeooo:rsid="0011e1d1" officeooo:paragraph-rsid="0011e1d1"/>
    </style:style>
    <style:style style:name="T1" style:family="text">
      <style:text-properties officeooo:rsid="00102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 PROGS</text:p>
      <text:p text:style-name="P4">(à intégrer au GDD)</text:p>
      <text:p text:style-name="P1"/>
      <text:p text:style-name="P1"/>
      <text:p text:style-name="P2">Quentin (Joueur) : </text:p>
      <text:p text:style-name="P2">- Contrôles/Input</text:p>
      <text:p text:style-name="P2">- Deplacements</text:p>
      <text:p text:style-name="P2">- Tir</text:p>
      <text:p text:style-name="P2"/>
      <text:p text:style-name="P2">Benjamin (Boss) :</text:p>
      <text:p text:style-name="P2">- Pattern tirs <text:span text:style-name="T1">(feat. Alex)</text:span></text:p>
      <text:p text:style-name="P2">- Behaviour</text:p>
      <text:p text:style-name="P2"/>
      <text:p text:style-name="P3">Alexandre :</text:p>
      <text:p text:style-name="P3">- Menu</text:p>
      <text:p text:style-name="P3">- UI</text:p>
      <text:p text:style-name="P3">- An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4:58:46.727000000</meta:creation-date>
    <dc:date>2017-01-11T15:24:42.068000000</dc:date>
    <meta:editing-duration>PT10M45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3" meta:word-count="33" meta:character-count="167" meta:non-whitespace-character-count="146"/>
  </office:meta>
</office:document-meta>
</file>